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style:font-name="Times New Roman" fo:font-size="12pt" style:font-size-asian="12pt" style:font-size-complex="12pt"/>
    </style:style>
    <style:style style:name="P2" style:family="paragraph" style:parent-style-name="Preformatted_20_Text">
      <style:text-properties style:font-name="Times New Roman" fo:font-size="12pt" officeooo:rsid="00052b48" officeooo:paragraph-rsid="00052b48" style:font-size-asian="12pt" style:font-size-complex="12pt"/>
    </style:style>
    <style:style style:name="P3" style:family="paragraph" style:parent-style-name="Preformatted_20_Text">
      <style:text-properties style:font-name="Times New Roman" fo:font-size="12pt" officeooo:rsid="0004c59c" officeooo:paragraph-rsid="0004c59c" style:font-size-asian="12pt" style:font-size-complex="12pt"/>
    </style:style>
    <style:style style:name="P4" style:family="paragraph" style:parent-style-name="Preformatted_20_Text" style:list-style-name="L1">
      <style:text-properties style:font-name="Times New Roman" fo:font-size="12pt" officeooo:rsid="0004be05" style:font-size-asian="12pt" style:font-size-complex="12pt"/>
    </style:style>
    <style:style style:name="P5" style:family="paragraph" style:parent-style-name="Preformatted_20_Text" style:list-style-name="L1">
      <style:text-properties style:font-name="Times New Roman" fo:font-size="12pt" officeooo:rsid="00047984" style:font-size-asian="12pt" style:font-size-complex="12pt"/>
    </style:style>
    <style:style style:name="P6" style:family="paragraph" style:parent-style-name="Preformatted_20_Text">
      <style:text-properties style:font-name="Times New Roman" fo:font-size="12pt" officeooo:paragraph-rsid="00052b48" style:font-size-asian="12pt" style:font-size-complex="12pt"/>
    </style:style>
    <style:style style:name="P7" style:family="paragraph" style:parent-style-name="Preformatted_20_Text" style:list-style-name="L2">
      <style:text-properties style:font-name="Times New Roman" fo:font-size="12pt" officeooo:rsid="00052b48" officeooo:paragraph-rsid="00052b48" style:font-size-asian="12pt" style:font-size-complex="12pt"/>
    </style:style>
    <style:style style:name="T1" style:family="text">
      <style:text-properties officeooo:rsid="00059e44"/>
    </style:style>
    <style:style style:name="T2" style:family="text">
      <style:text-properties officeooo:rsid="00060319"/>
    </style:style>
    <style:style style:name="T3" style:family="text">
      <style:text-properties officeooo:rsid="0006824e"/>
    </style:style>
    <style:style style:name="T4" style:family="text">
      <style:text-properties officeooo:rsid="0007107c"/>
    </style:style>
    <style:style style:name="T5" style:family="text">
      <style:text-properties officeooo:rsid="00052b48"/>
    </style:style>
    <style:style style:name="T6" style:family="text">
      <style:text-properties officeooo:rsid="000a25a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><text:span text:style-name="T5">Sequencia de etapas a serem descritas no projeto:</text:span></text:p>
      <text:p text:style-name="P2"/>
      <text:list xml:id="list8741746550667897783" text:style-name="L2">
        <text:list-item>
          <text:p text:style-name="P7">Elaboração do questionário sobre DevOps para aplicar no CRS e TI da uno e também para empresas de desenvolvimento da região;</text:p>
        </text:list-item>
        <text:list-item>
          <text:p text:style-name="P7">Levantamentos das dificuldades existentes entre a TI da Uno e o CRS;</text:p>
        </text:list-item>
        <text:list-item>
          <text:p text:style-name="P7">Levantamento dos dados do questionário das empresa<text:span text:style-name="T6">s;</text:span></text:p>
        </text:list-item>
        <text:list-item>
          <text:p text:style-name="P7">Escolha, teste e aplicação de uma ferramenta de monitoramento para a equipes de desenvolvimento;</text:p>
        </text:list-item>
        <text:list-item>
          <text:p text:style-name="P7">Identificação das diferenças entre os ambientes, para depois escolher uma ferramentas (docke<text:span text:style-name="T3">r);</text:span></text:p>
        </text:list-item>
        <text:list-item>
          <text:p text:style-name="P7">Deixar Devs com entendimento sobre como funciona o Ops e vice-versa, apresentando a Proposta do DevOps <text:span text:style-name="T1">e seus conceitos;</text:span>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1T23:04:04.978497965</dc:date>
    <meta:editing-duration>PT29M28S</meta:editing-duration>
    <meta:editing-cycles>9</meta:editing-cycles>
    <meta:generator>LibreOffice/4.4.2.2$Linux_X86_64 LibreOffice_project/40m0$Build-2</meta:generator>
    <meta:document-statistic meta:table-count="0" meta:image-count="0" meta:object-count="0" meta:page-count="1" meta:paragraph-count="7" meta:word-count="99" meta:character-count="610" meta:non-whitespace-character-count="524"/>
  </office:meta>
</office:document-meta>
</file>